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07cm"/>
    </style:style>
    <style:style style:family="table-column" style:name="co2">
      <style:table-column-properties fo:break-before="auto" style:column-width="0.65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566cm"/>
    </style:style>
    <style:style style:family="table-column" style:name="co5">
      <style:table-column-properties fo:break-before="auto" style:column-width="2.676cm"/>
    </style:style>
    <style:style style:family="table-column" style:name="co6">
      <style:table-column-properties fo:break-before="auto" style:column-width="1.04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635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1.355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_20_Tabel_20_4B_5f_T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 Tabel 4B_T2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Default" table:number-columns-repeated="15"/>
        <table:table-column table:style-name="co4" table:default-cell-style-name="ce10"/>
        <table:table-column table:style-name="co3" table:default-cell-style-name="Default" table:number-columns-repeated="16"/>
        <table:table-column table:style-name="co5" table:default-cell-style-name="ce10"/>
        <table:table-column table:style-name="co3" table:default-cell-style-name="Default" table:number-columns-repeated="20"/>
        <table:table-column table:style-name="co6" table:default-cell-style-name="ce10" table:number-columns-repeated="2"/>
        <table:table-column table:style-name="co3" table:default-cell-style-name="Default" table:number-columns-repeated="967"/>
        <table:table-row table:style-name="ro1">
          <table:table-cell ns41:value-type="string" table:style-name="TL Title" office:value-type="string">
            <text:p>Tabel 2 - Gezinnen van schippers en woonwagenbewoners verdeeld naar hun samenstelling en kindertal.</text:p>
          </table:table-cell>
          <table:table-cell table:style-name="ce11" table:number-columns-repeated="52"/>
          <table:table-cell table:style-name="ce31" table:number-columns-repeated="4"/>
          <table:table-cell table:style-name="ce48"/>
          <table:table-cell table:number-columns-repeated="966"/>
        </table:table-row>
        <table:table-row table:style-name="ro2">
          <table:table-cell table:style-name="ce2" table:number-columns-repeated="53"/>
          <table:table-cell table:number-columns-repeated="971"/>
        </table:table-row>
        <table:table-row table:style-name="ro3">
          <table:table-cell ns41:value-type="string" table:number-rows-spanned="3" table:style-name="TL RowProperty" table:number-columns-spanned="1" office:value-type="string">
            <text:p>Gemeentelijke indeeling.</text:p>
          </table:table-cell>
          <table:table-cell table:style-name="ce12"/>
          <table:table-cell ns41:value-type="string" table:number-rows-spanned="1" table:style-name="TL ColHeader" table:number-columns-spanned="17" office:value-type="string">
            <text:p>GEZINNEN MET ECHTPAAR.</text:p>
          </table:table-cell>
          <table:covered-table-cell table:style-name="TL ColHeader" table:number-columns-repeated="16"/>
          <table:table-cell ns41:value-type="string" table:number-rows-spanned="1" table:style-name="TL ColHeader" table:number-columns-spanned="17" office:value-type="string">
            <text:p>GEZINNEN ZONDER ECHTPAAR.</text:p>
          </table:table-cell>
          <table:covered-table-cell table:style-name="TL ColHeader" table:number-columns-repeated="16"/>
          <table:table-cell ns41:value-type="string" table:number-rows-spanned="1" table:style-name="TL ColHeader" table:number-columns-spanned="17" office:value-type="string">
            <text:p>TOTAAL.</text:p>
          </table:table-cell>
          <table:covered-table-cell table:style-name="TL ColHeader" table:number-columns-repeated="15"/>
          <table:covered-table-cell table:style-name="ce27"/>
          <table:table-cell ns41:value-type="string" table:number-rows-spanned="3" table:style-name="ce32" table:number-columns-spanned="1" office:value-type="string">
            <text:p>Telling</text:p>
          </table:table-cell>
          <table:table-cell ns41:value-type="string" table:number-rows-spanned="3" table:style-name="ce39" table:number-columns-spanned="1" office:value-type="string">
            <text:p>Tabel</text:p>
          </table:table-cell>
          <table:table-cell ns41:value-type="string" table:number-rows-spanned="3" table:style-name="ce39" table:number-columns-spanned="1" office:value-type="string">
            <text:p>Pagina links</text:p>
          </table:table-cell>
          <table:table-cell ns41:value-type="string" table:number-rows-spanned="3" table:style-name="ce39" table:number-columns-spanned="1" office:value-type="string">
            <text:p>Pagina rechts</text:p>
          </table:table-cell>
          <table:table-cell ns41:value-type="string" table:number-rows-spanned="3" table:style-name="ce49" table:number-columns-spanned="1" office:value-type="string">
            <text:p>Image nr</text:p>
          </table:table-cell>
          <table:table-cell table:style-name="ce12" table:number-columns-repeated="966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Gezinssamenstell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12" office:value-type="string">
            <text:p>Gezinnen met het navolgende aantal kinderen.</text:p>
          </table:table-cell>
          <table:covered-table-cell table:style-name="TL ColHeader" table:number-columns-repeated="11"/>
          <table:table-cell ns41:value-type="string" table:number-rows-spanned="2" table:style-name="TL ColHeader" table:number-columns-spanned="1" office:value-type="string">
            <text:p>Totaal gezinnen met kinderen</text:p>
          </table:table-cell>
          <table:table-cell ns41:value-type="string" table:number-rows-spanned="2" table:style-name="TL ColHeader" table:number-columns-spanned="1" office:value-type="string">
            <text:p>Totaal aantal gezinnen</text:p>
          </table:table-cell>
          <table:table-cell ns41:value-type="string" table:number-rows-spanned="1" table:style-name="TL ColHeader" table:number-columns-spanned="3" office:value-type="string">
            <text:p>Gezinssamenstell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12" office:value-type="string">
            <text:p>Gezinnen met het navolgende aantal kinderen.</text:p>
          </table:table-cell>
          <table:covered-table-cell table:style-name="TL ColHeader" table:number-columns-repeated="11"/>
          <table:table-cell ns41:value-type="string" table:number-rows-spanned="2" table:style-name="TL ColHeader" table:number-columns-spanned="1" office:value-type="string">
            <text:p>Totaal gezinnen met kinderen</text:p>
          </table:table-cell>
          <table:table-cell ns41:value-type="string" table:number-rows-spanned="2" table:style-name="TL ColHeader" table:number-columns-spanned="1" office:value-type="string">
            <text:p>Totaal aantal gezinnen</text:p>
          </table:table-cell>
          <table:table-cell ns41:value-type="string" table:number-rows-spanned="1" table:style-name="TL ColHeader" table:number-columns-spanned="3" office:value-type="string">
            <text:p>Gezinssamenstell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12" office:value-type="string">
            <text:p>Gezinnen met het navolgende aantal kinderen.</text:p>
          </table:table-cell>
          <table:covered-table-cell table:style-name="TL ColHeader" table:number-columns-repeated="11"/>
          <table:table-cell ns41:value-type="string" table:number-rows-spanned="2" table:style-name="TL ColHeader" table:number-columns-spanned="1" office:value-type="string">
            <text:p>Totaal gezinnen met kinderen</text:p>
          </table:table-cell>
          <table:table-cell ns41:value-type="string" table:number-rows-spanned="2" table:style-name="TL ColHeader" table:number-columns-spanned="1" office:value-type="string">
            <text:p>Totaal aantal gezinnen</text:p>
          </table:table-cell>
          <table:covered-table-cell table:style-name="ce33"/>
          <table:covered-table-cell table:style-name="ce40" table:number-columns-repeated="3"/>
          <table:covered-table-cell table:style-name="ce50"/>
          <table:table-cell table:style-name="ce12" table:number-columns-repeated="966"/>
        </table:table-row>
        <table:table-row table:style-name="ro4">
          <table:covered-table-cell table:style-name="ce5"/>
          <table:table-cell table:style-name="ce12"/>
          <table:table-cell ns41:value-type="string" table:style-name="TL ColHeader" office:value-type="string">
            <office:annotation draw:style-name="gr1" svg:height="2.031cm" draw:caption-point-y="0.39cm" svg:width="3.517cm" svg:x="7.093cm" draw:caption-point-x="3.393cm" svg:y="1.673cm" draw:text-style-name="P1">
              <dc:creator>CDM</dc:creator>
              <dc:date>2014-12-12T00:00:00</dc:date>
              <text:p text:style-name="P1"><text:span text:style-name="T1">Gezinnen bestaande uit een echtpaar of een echtpaar uitsluitend met eigen of stiefkinderen.</text:span></text:p>
              <text:p text:style-name="P1"><text:span text:style-name="T1"/></text:p>
            </office:annotation>
            <text:p>I.</text:p>
          </table:table-cell>
          <table:table-cell ns41:value-type="string" table:style-name="TL ColHeader" office:value-type="string">
            <office:annotation draw:style-name="gr1" svg:height="2.031cm" draw:caption-point-y="0.39cm" svg:width="3.545cm" svg:x="8.418cm" draw:caption-point-x="3.843cm" svg:y="1.673cm" draw:text-style-name="P1">
              <dc:creator>CDM</dc:creator>
              <dc:date>2014-12-12T00:00:00</dc:date>
              <text:p text:style-name="P1"><text:span text:style-name="T1">Gezinnen bestaande uit een echtpaar zonder eigen of stiefkinderen, doch met andere personen.</text:span></text:p>
            </office:annotation>
            <text:p>II.</text:p>
          </table:table-cell>
          <table:table-cell ns41:value-type="string" table:style-name="TL ColHeader" office:value-type="string">
            <office:annotation draw:style-name="gr1" svg:height="2.031cm" draw:caption-point-y="0.39cm" svg:width="3.55cm" svg:x="10.187cm" draw:caption-point-x="3.848cm" svg:y="1.673cm" draw:text-style-name="P1">
              <dc:creator>CDM</dc:creator>
              <dc:date>2014-12-12T00:00:00</dc:date>
              <text:p text:style-name="P1"><text:span text:style-name="T1">Gezinnen bestaande uit een echtpaar met eigen of stiefkinderen, benevens andere personen.</text:span></text:p>
            </office:annotation>
            <text:p>III.</text:p>
          </table:table-cell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string" table:style-name="TL ColHeader" office:value-type="string">
            <text:p>12 of meer</text:p>
          </table:table-cell>
          <table:covered-table-cell table:style-name="TL ColHeader" table:number-columns-repeated="2"/>
          <table:table-cell ns41:value-type="string" table:style-name="TL ColHeader" office:value-type="string">
            <office:annotation draw:style-name="gr1" svg:height="2.031cm" draw:caption-point-y="0.39cm" svg:width="3.527cm" svg:x="36.776cm" draw:caption-point-x="4.668cm" svg:y="1.673cm" draw:text-style-name="P1">
              <dc:creator>CDM</dc:creator>
              <dc:date>2014-12-12T00:00:00</dc:date>
              <text:p text:style-name="P1"><text:span text:style-name="T1">Gezinnen bestaande uit een gezinshoofd uitsluitend met eigen of stiefkinderen.</text:span></text:p>
              <text:p text:style-name="P1"><text:span text:style-name="T1"/></text:p>
            </office:annotation>
            <text:p>I.</text:p>
          </table:table-cell>
          <table:table-cell ns41:value-type="string" table:style-name="TL ColHeader" office:value-type="string">
            <office:annotation draw:style-name="gr1" svg:height="2.031cm" draw:caption-point-y="0.39cm" svg:width="3.551cm" svg:x="38.526cm" draw:caption-point-x="4.693cm" svg:y="1.673cm" draw:text-style-name="P1">
              <dc:creator>CDM</dc:creator>
              <dc:date>2014-12-12T00:00:00</dc:date>
              <text:p text:style-name="P1"><text:span text:style-name="T1">Gezinnen bestaande uit een gezinshoofd zonder eigen of stiefkinderen, doch met andere personen.</text:span></text:p>
              <text:p text:style-name="P1"><text:span text:style-name="T1"/></text:p>
            </office:annotation>
            <text:p>II.</text:p>
          </table:table-cell>
          <table:table-cell ns41:value-type="string" table:style-name="TL ColHeader" office:value-type="string">
            <office:annotation draw:style-name="gr1" svg:height="2.031cm" draw:caption-point-y="0.39cm" svg:width="3.55cm" svg:x="40.301cm" draw:caption-point-x="4.692cm" svg:y="1.673cm" draw:text-style-name="P1">
              <dc:creator>CDM</dc:creator>
              <dc:date>2014-12-12T00:00:00</dc:date>
              <text:p text:style-name="P1"><text:span text:style-name="T1">Gezinnen bestaande uit een gezinshoofd met eigen of stiefkinderen, benevens andere personen.</text:span></text:p>
            </office:annotation>
            <text:p>III.</text:p>
          </table:table-cell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string" table:style-name="TL ColHeader" office:value-type="string">
            <text:p>12 of meer</text:p>
          </table:table-cell>
          <table:covered-table-cell table:style-name="TL ColHeader" table:number-columns-repeated="2"/>
          <table:table-cell ns41:value-type="string" table:style-name="TL ColHeader" office:value-type="string">
            <office:annotation draw:style-name="gr1" svg:height="2.031cm" draw:caption-point-y="0.39cm" svg:width="4.043cm" svg:x="66.906cm" draw:caption-point-x="5.606cm" svg:y="1.673cm" draw:text-style-name="P1">
              <dc:creator>CDM</dc:creator>
              <dc:date>2014-12-12T00:00:00</dc:date>
              <text:p text:style-name="P1"><text:span text:style-name="T1">Gezinnen bestaande uit een echtpaar of een echtpaar, resp. gezinshoofd uitsluitend met eigen of stiefkinderen.</text:span></text:p>
              <text:p text:style-name="P1"><text:span text:style-name="T1"/></text:p>
            </office:annotation>
            <text:p>I.</text:p>
          </table:table-cell>
          <table:table-cell ns41:value-type="string" table:style-name="TL ColHeader" office:value-type="string">
            <office:annotation draw:style-name="gr1" svg:height="2.031cm" draw:caption-point-y="0.39cm" svg:width="3.544cm" svg:x="68.647cm" draw:caption-point-x="5.639cm" svg:y="1.673cm" draw:text-style-name="P1">
              <dc:creator>CDM</dc:creator>
              <dc:date>2014-12-12T00:00:00</dc:date>
              <text:p text:style-name="P1"><text:span text:style-name="T1">Gezinnen bestaande uit een echtpaar, resp. gezinshoofd zonder eigen of stiefkinderen, doch met andere personen.</text:span></text:p>
            </office:annotation>
            <text:p>II.</text:p>
          </table:table-cell>
          <table:table-cell ns41:value-type="string" table:style-name="TL ColHeader" office:value-type="string">
            <office:annotation draw:style-name="gr1" svg:height="2.031cm" draw:caption-point-y="0.39cm" svg:width="3.551cm" svg:x="70.415cm" draw:caption-point-x="5.646cm" svg:y="1.673cm" draw:text-style-name="P1">
              <dc:creator>CDM</dc:creator>
              <dc:date>2014-12-12T00:00:00</dc:date>
              <text:p text:style-name="P1"><text:span text:style-name="T1">Gezinnen bestaande uit een echtpaar, resp. gezinshoofd met eigen of stiefkinderen, benevens andere personen.</text:span></text:p>
            </office:annotation>
            <text:p>III.</text:p>
          </table:table-cell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string" table:style-name="TL ColHeader" office:value-type="string">
            <text:p>12 of meer</text:p>
          </table:table-cell>
          <table:covered-table-cell table:style-name="ce22"/>
          <table:covered-table-cell table:style-name="ce28"/>
          <table:covered-table-cell table:style-name="ce34"/>
          <table:covered-table-cell table:style-name="ce41" table:number-columns-repeated="3"/>
          <table:covered-table-cell table:style-name="ce51"/>
          <table:table-cell table:style-name="ce12" table:number-columns-repeated="966"/>
        </table:table-row>
        <table:table-row table:style-name="ro1">
          <table:table-cell table:style-name="ce6" table:number-columns-repeated="2"/>
          <table:table-cell table:style-name="ce16" table:number-columns-repeated="15"/>
          <table:table-cell table:style-name="ce26" table:number-columns-repeated="2"/>
          <table:table-cell table:style-name="ce16" table:number-columns-repeated="15"/>
          <table:table-cell table:style-name="ce26" table:number-columns-repeated="2"/>
          <table:table-cell table:style-name="ce16" table:number-columns-repeated="15"/>
          <table:table-cell table:style-name="ce26" table:number-columns-repeated="2"/>
          <table:table-cell table:style-name="ce35" table:number-columns-repeated="5"/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ns41:value-type="string" table:style-name="ce36" office:value-type="string">
            <text:p>WT_1930</text:p>
          </table:table-cell>
          <table:table-cell ns41:value-type="string" table:style-name="ce42" office:value-type="string">
            <text:p>04B_T2</text:p>
          </table:table-cell>
          <table:table-cell ns41:value-type="float" table:style-name="ce45" office:value="148" office:value-type="float">
            <text:p>148</text:p>
          </table:table-cell>
          <table:table-cell ns41:value-type="float" table:style-name="ce45" office:value="149" office:value-type="float">
            <text:p>149</text:p>
          </table:table-cell>
          <table:table-cell ns41:value-type="string" table:style-name="ce52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36" office:value-type="float">
            <text:p>33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91" table:style-name="TL Data" table:number-columns-repeated="2" office:value-type="float">
            <text:p>9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34" office:value-type="float">
            <text:p>43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64" table:style-name="TL Data" table:number-columns-repeated="2" office:value-type="float">
            <text:p>6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14" office:value-type="float">
            <text:p>3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0" office:value-type="float">
            <text:p>9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8" office:value-type="float">
            <text:p>6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's Hertogenbosch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3" office:value-type="float">
            <text:p>1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Roosendaal en Nispen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6" office:value-type="float">
            <text:p>5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50" office:value-type="float">
            <text:p>35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4" office:value-type="float">
            <text:p>5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50001-100000 inwoners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5" office:value-type="float">
            <text:p>7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Noordbrabant</text:p>
          </table:table-cell>
          <table:table-cell/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1604" office:value-type="float">
            <text:p>160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table:style-name="TL Data"/>
          <table:table-cell table:style-name="TL Data" table:number-columns-repeated="49"/>
          <table:table-cell table:style-name="TL Data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9" office:value-type="float">
            <text:p>8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office:value="82" table:style-name="TL Data" table:number-columns-repeated="2" office:value-type="float">
            <text:p>8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7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93" office:value-type="float">
            <text:p>49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03" office:value-type="float">
            <text:p>30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60" office:value-type="float">
            <text:p>16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7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9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9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4" office:value-type="float">
            <text:p>7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8" office:value-type="float">
            <text:p>7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50001-100000 inwoners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83" office:value-type="float">
            <text:p>18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lderland</text:p>
          </table:table-cell>
          <table:table-cell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1251" office:value-type="float">
            <text:p>125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7" table:style-name="TL Data" table:number-columns-repeated="4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0" office:value-type="float">
            <text:p>7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80" office:value-type="float">
            <text:p>38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09" office:value-type="float">
            <text:p>20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79" office:value-type="float">
            <text:p>17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78" office:value-type="float">
            <text:p>27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50001-100000 inwoners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59" office:value-type="float">
            <text:p>35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's Gravenhage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5" office:value-type="float">
            <text:p>10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2310" office:value-type="float">
            <text:p>23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44" office:value-type="float">
            <text:p>1844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403" office:value-type="float">
            <text:p>240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53" office:value-type="float">
            <text:p>1953</text:p>
          </table:table-cell>
          <table:table-cell ns41:value-type="float" table:style-name="TL Data" office:value="2627" office:value-type="float">
            <text:p>26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100001 en meer inwoners</text:p>
          </table:table-cell>
          <table:table-cell/>
          <table:table-cell ns41:value-type="float" table:style-name="TL Data" office:value="2387" office:value-type="float">
            <text:p>238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2504" office:value-type="float">
            <text:p>250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2732" office:value-type="float">
            <text:p>27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Zuidholland</text:p>
          </table:table-cell>
          <table:table-cell/>
          <table:table-cell ns41:value-type="float" table:style-name="TL Data" office:value="3496" office:value-type="float">
            <text:p>349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85" office:value-type="float">
            <text:p>2885</text:p>
          </table:table-cell>
          <table:table-cell ns41:value-type="float" table:style-name="TL Data" office:value="3689" office:value-type="float">
            <text:p>368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65" office:value-type="float">
            <text:p>3065</text:p>
          </table:table-cell>
          <table:table-cell ns41:value-type="float" table:style-name="TL Data" office:value="4024" office:value-type="float">
            <text:p>402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1" office:value-type="float">
            <text:p>12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0" office:value-type="float">
            <text:p>10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5" office:value-type="float">
            <text:p>1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7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Den Helde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5" office:value-type="float">
            <text:p>7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88" office:value-type="float">
            <text:p>18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Hilversum, tevens totaal gemeenten met 50001-100000 inwoners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1270" office:value-type="float">
            <text:p>127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4" office:value-type="float">
            <text:p>1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100001 en meer inwoners</text:p>
          </table:table-cell>
          <table:table-cell/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1384" office:value-type="float">
            <text:p>138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Noordholland</text:p>
          </table:table-cell>
          <table:table-cell/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1654" office:value-type="float">
            <text:p>165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91" office:value-type="float">
            <text:p>159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1855" office:value-type="float">
            <text:p>185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table:style-name="TL Data"/>
          <table:table-cell table:style-name="TL Data" table:number-columns-repeated="49"/>
          <table:table-cell table:style-name="TL Data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14" office:value-type="float">
            <text:p>2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7" table:style-name="TL Data" table:number-columns-repeated="3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4" table:style-name="TL Data" table:number-columns-repeated="3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4" table:style-name="TL Data" table:number-columns-repeated="3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8" office:value-type="float">
            <text:p>10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Vlissingen, tevens totaal gemeenten met 20001-50000 inwon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Zeeland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03" office:value-type="float">
            <text:p>40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table:style-name="TL Data"/>
          <table:table-cell table:style-name="TL Data" table:number-columns-repeated="49"/>
          <table:table-cell table:style-name="TL Data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7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4" office:value-type="float">
            <text:p>15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7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Utrecht, tevens totaal gemeenten met 100001 en meer inwoners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7" office:value-type="float">
            <text:p>8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Utrecht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29" office:value-type="float">
            <text:p>3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23" office:value-type="float">
            <text:p>42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727" office:value-type="float">
            <text:p>7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Leeuwarden, tevens totaal gemeenten met 20001-50000 inwoners</text:p>
          </table:table-cell>
          <table:table-cell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table:style-name="TL Data" table:number-columns-repeated="7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43" office:value-type="float">
            <text:p>34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Friesland</text:p>
          </table:table-cell>
          <table:table-cell/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576" office:value-type="float">
            <text:p>157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97" office:value-type="float">
            <text:p>29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table:style-name="TL Data"/>
          <table:table-cell table:style-name="TL Data" table:number-columns-repeated="1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8" office:value-type="float">
            <text:p>12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Almelo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8" office:value-type="float">
            <text:p>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6" office:value-type="float">
            <text:p>8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32" office:value-type="float">
            <text:p>2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97" office:value-type="float">
            <text:p>39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Enschede, tevens totaal gemeenten met 50001-100000 inwoners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6" office:value-type="float">
            <text:p>8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Overijssel</text:p>
          </table:table-cell>
          <table:table-cell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988" office:value-type="float">
            <text:p>98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16" office:value-type="float">
            <text:p>31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55" office:value-type="float">
            <text:p>45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823" office:value-type="float">
            <text:p>82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roningen, tevens totaal gemeenten met 100001 en meer inwoners</text:p>
          </table:table-cell>
          <table:table-cell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966" office:value-type="float">
            <text:p>96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roningen</text:p>
          </table:table-cell>
          <table:table-cell/>
          <table:table-cell ns41:value-type="float" table:style-name="TL Data" office:value="2255" office:value-type="float">
            <text:p>225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67" office:value-type="float">
            <text:p>2067</text:p>
          </table:table-cell>
          <table:table-cell ns41:value-type="float" table:style-name="TL Data" office:value="2400" office:value-type="float">
            <text:p>240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351" office:value-type="float">
            <text:p>235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85" office:value-type="float">
            <text:p>2185</text:p>
          </table:table-cell>
          <table:table-cell ns41:value-type="float" table:style-name="TL Data" office:value="2607" office:value-type="float">
            <text:p>260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table:style-name="TL Data"/>
          <table:table-cell table:style-name="TL Data" table:number-columns-repeated="49"/>
          <table:table-cell table:style-name="TL Data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1" office:value-type="float">
            <text:p>10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417" office:value-type="float">
            <text:p>41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Emmen, tevens totaal gemeenten met 20001-50000 inwoners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5" office:value-type="float">
            <text:p>8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Drenthe</text:p>
          </table:table-cell>
          <table:table-cell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office:value="38" table:style-name="TL Data" table:number-columns-repeated="2" office:value-type="float">
            <text:p>3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45" office:value-type="float">
            <text:p>6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table:style-name="TL Data"/>
          <table:table-cell table:style-name="TL Data" table:number-columns-repeated="49"/>
          <table:table-cell table:style-name="TL Data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7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7"/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6" office:value-type="float">
            <text:p>1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4" office:value-type="float">
            <text:p>2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" office:value-type="float">
            <text:p>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7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6" office:value-type="float">
            <text:p>10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Maastricht, tevens totaal gemeenten met 50001-100000 inwoners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Totaal Limburg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42" office:value-type="float">
            <text:p>34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2" office:value-type="float">
            <text:p>1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office:value="75" table:style-name="TL Data" table:number-columns-repeated="2" office:value-type="float">
            <text:p>7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650" office:value-type="float">
            <text:p>65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2136" office:value-type="float">
            <text:p>213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217" office:value-type="float">
            <text:p>221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2522" office:value-type="float">
            <text:p>25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5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1958" office:value-type="float">
            <text:p>19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2378" office:value-type="float">
            <text:p>237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524" office:value-type="float">
            <text:p>252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506" office:value-type="float">
            <text:p>250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96" office:value-type="float">
            <text:p>2296</text:p>
          </table:table-cell>
          <table:table-cell ns41:value-type="float" table:style-name="TL Data" office:value="2804" office:value-type="float">
            <text:p>280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20001-50000 inwoners</text:p>
          </table:table-cell>
          <table:table-cell/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1574" office:value-type="float">
            <text:p>157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50001-100000 inwoners</text:p>
          </table:table-cell>
          <table:table-cell/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758" office:value-type="float">
            <text:p>7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TL RowHeader" office:value-type="string">
            <text:p>Gemeenten met: 100001 en meer inwoners</text:p>
          </table:table-cell>
          <table:table-cell/>
          <table:table-cell ns41:value-type="float" table:style-name="TL Data" office:value="4422" office:value-type="float">
            <text:p>442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697" office:value-type="float">
            <text:p>3697</text:p>
          </table:table-cell>
          <table:table-cell ns41:value-type="float" table:style-name="TL Data" office:value="4685" office:value-type="float">
            <text:p>468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625" office:value-type="float">
            <text:p>462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41" office:value-type="float">
            <text:p>3941</text:p>
          </table:table-cell>
          <table:table-cell ns41:value-type="float" table:style-name="TL Data" office:value="5169" office:value-type="float">
            <text:p>516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1">
          <table:table-cell ns41:value-type="string" table:style-name="TL RowHeader" office:value-type="string">
            <text:p>Totaal Het Rijk</text:p>
          </table:table-cell>
          <table:table-cell/>
          <table:table-cell ns41:value-type="float" table:style-name="TL Data" office:value="13209" office:value-type="float">
            <text:p>1320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3063" office:value-type="float">
            <text:p>3063</text:p>
          </table:table-cell>
          <table:table-cell ns41:value-type="float" table:style-name="TL Data" office:value="2983" office:value-type="float">
            <text:p>2983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495" office:value-type="float">
            <text:p>11495</text:p>
          </table:table-cell>
          <table:table-cell ns41:value-type="float" table:style-name="TL Data" office:value="14081" office:value-type="float">
            <text:p>14081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13855" office:value-type="float">
            <text:p>13855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3835" office:value-type="float">
            <text:p>3835</text:p>
          </table:table-cell>
          <table:table-cell ns41:value-type="float" table:style-name="TL Data" office:value="3181" office:value-type="float">
            <text:p>3181</text:p>
          </table:table-cell>
          <table:table-cell ns41:value-type="float" table:style-name="TL Data" office:value="2170" office:value-type="float">
            <text:p>2170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265" office:value-type="float">
            <text:p>12265</text:p>
          </table:table-cell>
          <table:table-cell ns41:value-type="float" table:style-name="TL Data" office:value="15574" office:value-type="float">
            <text:p>15574</text:p>
          </table:table-cell>
          <table:table-cell ns41:value-type="string" table:style-name="ce38" office:value-type="string">
            <text:p>WT_1930</text:p>
          </table:table-cell>
          <table:table-cell ns41:value-type="string" table:style-name="ce44" office:value-type="string">
            <text:p>04B_T2</text:p>
          </table:table-cell>
          <table:table-cell ns41:value-type="float" table:style-name="ce47" office:value="148" office:value-type="float">
            <text:p>148</text:p>
          </table:table-cell>
          <table:table-cell ns41:value-type="float" table:style-name="ce47" office:value="149" office:value-type="float">
            <text:p>149</text:p>
          </table:table-cell>
          <table:table-cell ns41:value-type="string" table:style-name="ce54" office:value-type="string">
            <text:p>18_0080</text:p>
          </table:table-cell>
          <table:table-cell table:number-columns-repeated="966"/>
        </table:table-row>
        <table:table-row table:style-name="ro5" table:number-rows-repeated="10484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abel_20_4B_5f_T2" style:page-layout-name="Mpm3" style:display-name="PageStyle_ Tabel 4B_T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5T13:38:32</meta:creation-date>
    <dc:creator>Yamit</dc:creator>
    <dc:date>2004-10-20T10:54:17</dc:date>
    <meta:document-statistic meta:object-count="0" meta:cell-count="5147" meta:table-count="1"/>
    <meta:generator>ODFPY/1.3.0dev</meta:generator>
  </office:meta>
</office:document-meta>
</file>